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b22" officeooo:paragraph-rsid="000c5b22"/>
    </style:style>
    <style:style style:name="P2" style:family="paragraph" style:parent-style-name="Standard">
      <style:text-properties officeooo:rsid="000f67cd" officeooo:paragraph-rsid="000f67cd"/>
    </style:style>
    <style:style style:name="P3" style:family="paragraph" style:parent-style-name="Standard">
      <style:text-properties officeooo:rsid="0010cd6c" officeooo:paragraph-rsid="0010cd6c"/>
    </style:style>
    <style:style style:name="P4" style:family="paragraph" style:parent-style-name="Standard">
      <style:text-properties officeooo:rsid="00113fe8" officeooo:paragraph-rsid="00113fe8"/>
    </style:style>
    <style:style style:name="P5" style:family="paragraph" style:parent-style-name="Standard">
      <style:text-properties officeooo:rsid="0011e09b" officeooo:paragraph-rsid="0011e09b"/>
    </style:style>
    <style:style style:name="P6" style:family="paragraph" style:parent-style-name="Standard">
      <style:text-properties officeooo:rsid="0013935f" officeooo:paragraph-rsid="0013935f"/>
    </style:style>
    <style:style style:name="P7" style:family="paragraph" style:parent-style-name="Standard">
      <style:text-properties officeooo:rsid="0013935f" officeooo:paragraph-rsid="0013935f"/>
    </style:style>
    <style:style style:name="T1" style:family="text">
      <style:text-properties officeooo:rsid="0014ce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</text:p>
      <text:p text:style-name="P1"/>
      <text:p text:style-name="P1"/>
      <text:p text:style-name="P1">definição: representação matemática do conhecimento que a máquina vai adquirir.</text:p>
      <text:p text:style-name="P1"/>
      <text:p text:style-name="P1">Exemplo: uma criança quando nasce, n sabe falar. Com o tempo, ela vai aprendendendo, mesmo que caindo. Isso se dá pelo fato de receber estímulos do ambiente. Com os estímulos, ela faz uma ação (podem ser erradas oou não). </text:p>
      <text:p text:style-name="P1"/>
      <text:p text:style-name="P1"/>
      <text:p text:style-name="P1">Pensar em um modelo como receber estímulos do espaço, coletar, passar para um modelo para se adaptar em cima de estímulos que passamos pra ele.</text:p>
      <text:p text:style-name="P1"/>
      <text:p text:style-name="P1"/>
      <text:p text:style-name="P2">Objetivo: coleta de dados, como passar os dados p modelo e como o modelo vai se comportar com esses estímulos</text:p>
      <text:p text:style-name="P2"/>
      <text:p text:style-name="P2">cada modelo tem uma forma de representar esse conhecimento</text:p>
      <text:p text:style-name="P2"/>
      <text:p text:style-name="P2">ML DEFINITION: ESTUDO DE ALGORITMOS DE APRENDIZADOS</text:p>
      <text:p text:style-name="P2"/>
      <text:p text:style-name="P2">ESTUDO DE CASA: O TRÂNSITO É IMPREVÍSIVEL, MAS COM O TEMPO, VAI ADQUIRINDO EXPERIÊNCIA. COM O TEMPO, VAI FICANDO MAIS NATURAL. ASSIM É A MÁQUINA.</text:p>
      <text:p text:style-name="P2"/>
      <text:p text:style-name="P2">- A FORMA QUE HUMANO X MÁQUINA APRENDE</text:p>
      <text:p text:style-name="P2"/>
      <text:p text:style-name="P2">O CONHECIMENTO DA PESSOA É ARMAZENADO NA EXPERIÊNCIA E A EXPERIÊNCIA É USADA NO FUTURO. O PROCESSO DE APRENDIZADO OCORRE DEVIDO A EXPERIÊNCIAS JÁ VIVIDAS. MUDANÇA DE PENSAMENTO OCORRE ATRAVÉS DAS EXPERIÊNCIAS.</text:p>
      <text:p text:style-name="P2"/>
      <text:p text:style-name="P2"/>
      <text:p text:style-name="P2">NA MÁQUINA, TEMOS DADOS, AMOSTRAS DE ESSPAÇOS. ELES SÃO APRESENTADOS AO MODELO. ESSES DADOS VÃO CONSTUIR UM CONHECIMENTO INICIALMENTE. COM BASE NESSE PRÉ-CONHECIMENTO, É APRESENTADO NOVOS DADOS AO MODELO.</text:p>
      <text:p text:style-name="P2"/>
      <text:p text:style-name="P2"/>
      <text:p text:style-name="P3">ML: FASE DE APRENDIZADO, FASE DE TREINAMENTO, PASE DE PREDIÇÃO (QUAL A LABEL DO NOVO PACIENTE?0</text:p>
      <text:p text:style-name="P3"/>
      <text:p text:style-name="P3">RECONHECIMENTO DE FACES UTILIZANDO LINGUAGEM PROCEDURAL:</text:p>
      <text:p text:style-name="P3"/>
      <text:p text:style-name="P3">COMO CRIAR UM CÓDIGO PARA IDENTIFICAR O QUE É UMA FACE E O QUE NÃO É?</text:p>
      <text:p text:style-name="P3">BOTA TUDO NUM VETOR SÓ E COMPARA A DISTÂNCIA,</text:p>
      <text:p text:style-name="P3">UTILIZA THRESHOLD, EXTRAIR COMPONENTE DE COR</text:p>
      <text:p text:style-name="P3"/>
      <text:p text:style-name="P4">É DIFÍCIL, POIS TEM UMA GRANDE VARIAÇÃO DE PADRÕES (COR, TEXTURA DE PELE, DIFERENTES TIPOS DE CABELO, BARABA, ÓCULOS ETC.). TERIA QUE PENSAR EM TODAS AS VARIÁVEIS POSSÍVEIS, ENTÃO É AI QUE O ML CAI BEM.</text:p>
      <text:p text:style-name="P4"/>
      <text:p text:style-name="P4"><text:soft-page-break/>DIFERENÇA ENTRE ALGORITMO PROCEDURAL E ML</text:p>
      <text:p text:style-name="P4"/>
      <text:p text:style-name="P4">ML – PEGAR AS MESMAS INFORMAÇÕES EM TODAS AS IMAGENS E FORMA UMA MATRIZ, ONDE AS COLUNAS SÃO AS VARIÁVEIS, CARACTERÍSTICAS (CABELO, DISTÂNCIA ENTRE OS OLHOS ETC.)</text:p>
      <text:p text:style-name="P4"/>
      <text:p text:style-name="P4">AMOSTRAS SÃO USADAS NOS TREINAMENTOS, ASS REGRAS SÃO AUTOMATICAMENTE APRENDIDAS PELOS MODELOS, NÃO PENSA NAS REGRAS/CONDIÇÕES, PENSA NOS DADOS; AS REGRAS DE DECISÃO SÃO COMPLEXAS OU DIFÍCIL DE DESCREVER </text:p>
      <text:p text:style-name="P3"/>
      <text:p text:style-name="P3"/>
      <text:p text:style-name="P5">ML: QUANDO SÃO COISAS DIFÍCEIS DE DESCREVER, QUANDO AS REGRAS MUDAM O TEMPO TODO, QUANDO A GENTE NÃO TEM REGRA FECHADINHA PRAS COISAS</text:p>
      <text:p text:style-name="P5"/>
      <text:p text:style-name="P5">BASE DE DADOS GRANDES E REGRAS COMPLEXAS → ML</text:p>
      <text:p text:style-name="P5"/>
      <text:p text:style-name="P5"/>
      <text:p text:style-name="P5">AMOSTRAS E BASE DE DADOS:</text:p>
      <text:p text:style-name="P5"/>
      <text:p text:style-name="P5">AMOSTRA É UM VETOR DE MEDIDAS</text:p>
      <text:p text:style-name="P5"/>
      <text:p text:style-name="P5">MÉTODO DE APRENDIZADO SUPERVISIONADO PRECISA DE UMA COLUNA COM O RÓTULO. <text:s/>O MODELO VAI OLHAR AS RESPOSTAS, APRENDENDO QUEM TEM AQUELE RÓTULO OU NÃO.</text:p>
      <text:p text:style-name="P5"/>
      <text:p text:style-name="P6">CADA AMOSTRA PRECISA ESTAR NA MESMA DIMENSÃO.</text:p>
      <text:p text:style-name="P6"/>
      <text:p text:style-name="P6"/>
      <text:p text:style-name="P6">REGRESSÃO – A RETA QUE MELHOR APROXIMA ESSES PONTOS NO GRÁFICO CARTESIANO</text:p>
      <text:p text:style-name="P6"/>
      <text:p text:style-name="P6">CLASSIFICAÇÃO – INDIVIDUOS DE UMA CLASSE E OUTRA. RETAS QUE SEPARAM ESSES GRUPOS</text:p>
      <text:p text:style-name="P6"/>
      <text:p text:style-name="P6">CLUSTERIZAÇÃO – N TEM RÓTULOS PARA O MODELO, SÃO PONTOS JOGADOS NO ESPAÇO. VAI IDENTIFICAR GRUPOS DENTRO DO ESPAÇO. <text:span text:style-name="T1">NÃO TEM MÉTODO SUPERVISIONADO, OU SEJA, SEM CLASSES DEFINIDAS.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1:40:10.900274911</meta:creation-date>
    <dc:date>2021-10-28T18:20:21.257775152</dc:date>
    <meta:editing-duration>PT1H51M1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480" meta:character-count="2947" meta:non-whitespace-character-count="2489"/>
  </office:meta>
</office:document-meta>
</file>